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orner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Inn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Eternii calculations</text:p>
          </table:table-cell>
          <table:table-cell table:style-name="Default" table:number-columns-repeated="2"/>
          <table:table-cell table:style-name="Default" office:value-type="string" calcext:value-type="string">
            <text:p>Colors 1x1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2x2</text:p>
          </table:table-cell>
          <table:table-cell table:style-name="Default" table:number-columns-repeated="2"/>
          <table:table-cell table:style-name="Default" table:formula="of:=23*23" office:value-type="float" office:value="529" calcext:value-type="float">
            <text:p>529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4x4</text:p>
          </table:table-cell>
          <table:table-cell table:style-name="Default" table:number-columns-repeated="2"/>
          <table:table-cell table:style-name="Default" table:formula="of:=[.G3]*[.G3]" office:value-type="float" office:value="279841" calcext:value-type="float">
            <text:p>279841</text:p>
          </table:table-cell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Corners</text:p>
          </table:table-cell>
          <table:table-cell table:style-name="Default" office:value-type="string" calcext:value-type="string">
            <text:p>Edges</text:p>
          </table:table-cell>
          <table:table-cell table:style-name="Default" office:value-type="string" calcext:value-type="string">
            <text:p>Inner</text:p>
          </table:table-cell>
          <table:table-cell table:style-name="Default" office:value-type="string" calcext:value-type="string">
            <text:p>Clue</text:p>
          </table:table-cell>
          <table:table-cell table:style-name="Default" office:value-type="string" calcext:value-type="string">
            <text:p>Corner→edg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256" calcext:value-type="float">
            <text:p>256.00</text:p>
          </table:table-cell>
          <table:table-cell office:value-type="float" office:value="4" calcext:value-type="float">
            <text:p>4.00</text:p>
          </table:table-cell>
          <table:table-cell table:formula="of:=4*14" office:value-type="float" office:value="56" calcext:value-type="float">
            <text:p>56.00</text:p>
          </table:table-cell>
          <table:table-cell table:formula="of:=256-([.C8]+[.D8])" office:value-type="float" office:value="196" calcext:value-type="float">
            <text:p>196.00</text:p>
          </table:table-cell>
          <table:table-cell office:value-type="float" office:value="5" calcext:value-type="float">
            <text:p>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64" calcext:value-type="float">
            <text:p>64.00</text:p>
          </table:table-cell>
          <table:table-cell office:value-type="float" office:value="1301" calcext:value-type="float">
            <text:p>1,301.00</text:p>
          </table:table-cell>
          <table:table-cell office:value-type="float" office:value="62807" calcext:value-type="float">
            <text:p>62,807.00</text:p>
          </table:table-cell>
          <table:table-cell office:value-type="float" office:value="815600" calcext:value-type="float">
            <text:p>815,600.00</text:p>
          </table:table-cell>
          <table:table-cell office:value-type="float" office:value="4000" calcext:value-type="float">
            <text:p>4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.00</text:p>
          </table:table-cell>
          <table:table-cell table:formula="of:=[.C9]*([.D9]/[.G3])*([.F9]/[.G3])*1" office:value-type="float" office:value="1167976.20077115" calcext:value-type="float">
            <text:p>1,167,976.20</text:p>
          </table:table-cell>
          <table:table-cell table:formula="of:=[.D9]*([.D9]/[.G3])*([.E9]/[.G4])*([.E9]/[.G4])" office:value-type="float" office:value="63342058.5469655" calcext:value-type="float">
            <text:p>63,342,058.55</text:p>
          </table:table-cell>
          <table:table-cell table:formula="of:=[.E9]*([.E9]/[.G3])*([.E9]/[.G3])*([.E9]/[.G4])" office:value-type="float" office:value="5650490905809.72" calcext:value-type="float">
            <text:p>5,650,490,905,809.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nected for 4x4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 table:number-rows-repeated="6">
          <table:table-cell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9:43:37.865755185</meta:creation-date>
    <dc:date>2022-06-06T20:27:03.210253075</dc:date>
    <meta:editing-duration>PT2M14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